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Calibri Light" svg:font-family="'Calibri Light'"/>
    <style:font-face style:name="OpenSymbol" svg:font-family="OpenSymbol"/>
    <style:font-face style:name="Source Serif Pro Light" svg:font-family="'Source Serif Pro Light'" style:font-family-generic="roman"/>
    <style:font-face style:name="Lucida Sans1" svg:font-family="'Lucida Sans'" style:font-family-generic="swiss"/>
    <style:font-face style:name="Source Serif Pro Light1" svg:font-family="'Source Serif Pro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Standard">
      <style:text-properties style:font-name="Source Serif Pro Light1"/>
    </style:style>
    <style:style style:name="P2" style:family="paragraph" style:parent-style-name="Standard">
      <style:text-properties style:font-name="Source Serif Pro Light1" fo:font-size="14pt" style:font-size-asian="14pt" style:font-size-complex="14pt"/>
    </style:style>
    <style:style style:name="P3" style:family="paragraph" style:parent-style-name="Standard">
      <style:text-properties style:font-name="Source Serif Pro Light1" fo:font-style="normal" style:font-style-asian="normal" style:font-style-complex="normal"/>
    </style:style>
    <style:style style:name="P4" style:family="paragraph" style:parent-style-name="Standard">
      <style:text-properties style:text-position="0% 100%" style:font-name="Source Serif Pro Light1" fo:font-style="normal" style:font-style-asian="normal" style:font-style-complex="normal"/>
    </style:style>
    <style:style style:name="P5" style:family="paragraph" style:parent-style-name="Standard">
      <style:text-properties style:text-position="0% 100%" style:font-name="Source Serif Pro Light1" fo:font-style="italic" style:font-style-asian="italic" style:font-style-complex="italic"/>
    </style:style>
    <style:style style:name="P6" style:family="paragraph" style:parent-style-name="Standard">
      <style:text-properties style:text-position="0% 100%" style:font-name="Source Serif Pro Light" fo:font-style="italic" style:font-name-asian="Source Serif Pro Light" style:font-style-asian="italic" style:font-name-complex="Source Serif Pro Light" style:font-style-complex="italic"/>
    </style:style>
    <style:style style:name="P7" style:family="paragraph" style:parent-style-name="Standard">
      <style:text-properties style:text-position="0% 100%" style:font-name="Source Serif Pro Light" fo:font-style="normal" style:font-name-asian="Source Serif Pro Light" style:font-style-asian="normal" style:font-name-complex="Source Serif Pro Light" style:font-style-complex="normal"/>
    </style:style>
    <style:style style:name="P8" style:family="paragraph" style:parent-style-name="Standard">
      <style:text-properties style:text-position="0% 100%" style:font-name="Source Serif Pro Light" fo:font-size="14pt" fo:font-style="normal" style:font-name-asian="Source Serif Pro Light" style:font-size-asian="14pt" style:font-style-asian="normal" style:font-name-complex="Source Serif Pro Light" style:font-size-complex="14pt" style:font-style-complex="normal"/>
    </style:style>
    <style:style style:name="P9" style:family="paragraph" style:parent-style-name="Standard">
      <style:text-properties style:font-name="Source Serif Pro Light" style:font-name-asian="Source Serif Pro Light" style:font-name-complex="Source Serif Pro Light"/>
    </style:style>
    <style:style style:name="P10" style:family="paragraph" style:parent-style-name="Standard">
      <style:text-properties style:font-name="Source Serif Pro Light" fo:font-style="italic" style:font-name-asian="Source Serif Pro Light" style:font-style-asian="italic" style:font-name-complex="Source Serif Pro Light" style:font-style-complex="italic"/>
    </style:style>
    <style:style style:name="P11" style:family="paragraph" style:parent-style-name="Standard">
      <style:text-properties style:text-position="super 58%" style:font-name="Source Serif Pro Light" fo:font-style="normal" style:font-name-asian="Source Serif Pro Light" style:font-style-asian="normal" style:font-name-complex="Source Serif Pro Light" style:font-style-complex="normal"/>
    </style:style>
    <style:style style:name="P12" style:family="paragraph" style:parent-style-name="Text_20_body">
      <style:paragraph-properties fo:text-align="end" style:justify-single-word="false"/>
      <style:text-properties style:font-name="Source Serif Pro Light1"/>
    </style:style>
    <style:style style:name="P13" style:family="paragraph" style:parent-style-name="Table_20_Contents">
      <style:text-properties style:font-name="Source Serif Pro Light1"/>
    </style:style>
    <style:style style:name="P14" style:family="paragraph" style:parent-style-name="Table_20_Contents">
      <style:paragraph-properties fo:text-align="center" style:justify-single-word="false"/>
      <style:text-properties style:font-name="Source Serif Pro Light1"/>
    </style:style>
    <style:style style:name="P15" style:family="paragraph" style:parent-style-name="Standard" style:list-style-name="L1">
      <style:text-properties style:font-name="Source Serif Pro Light1"/>
    </style:style>
    <style:style style:name="T1" style:family="text">
      <style:text-properties style:text-position="super 58%" fo:font-weight="normal" style:font-weight-asian="normal" style:font-weight-complex="normal"/>
    </style:style>
    <style:style style:name="T2" style:family="text">
      <style:text-properties style:text-position="super 58%" style:font-name="Source Serif Pro Light" style:font-name-asian="Source Serif Pro Light" style:font-name-complex="Source Serif Pro Light"/>
    </style:style>
    <style:style style:name="T3" style:family="text">
      <style:text-properties style:text-position="super 58%" style:font-name="Source Serif Pro Light" fo:font-weight="bold" style:font-name-asian="Source Serif Pro Light" style:font-weight-asian="bold" style:font-name-complex="Source Serif Pro Light" style:font-weight-complex="bold"/>
    </style:style>
    <style:style style:name="T4" style:family="text">
      <style:text-properties style:text-position="super 58%" style:font-name-asian="SimSun" style:font-name-complex="Lucida Sans"/>
    </style:style>
    <style:style style:name="T5" style:family="text">
      <style:text-properties style:font-name="Source Serif Pro Light" style:font-name-asian="Source Serif Pro Light" style:font-name-complex="Source Serif Pro Light"/>
    </style:style>
    <style:style style:name="T6" style:family="text">
      <style:text-properties style:font-name="Source Serif Pro Light" fo:font-weight="bold" style:font-name-asian="Source Serif Pro Light" style:font-weight-asian="bold" style:font-name-complex="Source Serif Pro Light" style:font-weight-complex="bold"/>
    </style:style>
    <style:style style:name="T7" style:family="text">
      <style:text-properties style:font-name="Source Serif Pro Light" fo:font-style="italic" style:font-name-asian="Source Serif Pro Light" style:font-style-asian="italic" style:font-name-complex="Source Serif Pro Light" style:font-style-complex="italic"/>
    </style:style>
    <style:style style:name="T8" style:family="text">
      <style:text-properties style:font-name="Source Serif Pro Light" fo:font-style="normal" style:font-name-asian="Source Serif Pro Light" style:font-style-asian="normal" style:font-name-complex="Source Serif Pro Light" style:font-style-complex="normal"/>
    </style:style>
    <style:style style:name="T9" style:family="text">
      <style:text-properties style:font-name-asian="SimSun" style:font-name-complex="Lucida Sans"/>
    </style:style>
    <style:style style:name="T10" style:family="text">
      <style:text-properties style:font-name="Calibri Light" style:font-name-asian="Calibri Light" style:font-name-complex="Calibri Light"/>
    </style:style>
    <style:style style:name="T11" style:family="text">
      <style:text-properties style:font-name-asian="Source Serif Pro Light" style:font-name-complex="Source Serif Pro Light"/>
    </style:style>
    <style:style style:name="T12" style:family="text">
      <style:text-properties style:text-position="sub 58%"/>
    </style:style>
    <style:style style:name="T13" style:family="text">
      <style:text-properties style:text-position="sub 58%" style:font-name-asian="SimSun" style:font-name-complex="Lucida Sans"/>
    </style:style>
    <style:style style:name="T14" style:family="text">
      <style:text-properties style:text-position="sub 58%" style:font-name="Source Serif Pro Light" style:font-name-asian="Source Serif Pro Light" style:font-name-complex="Source Serif Pro Light"/>
    </style:style>
    <style:style style:name="T15" style:family="text">
      <style:text-properties style:text-position="sub 58%" style:font-name="Source Serif Pro Light" fo:font-weight="bold" style:font-name-asian="Source Serif Pro Light" style:font-weight-asian="bold" style:font-name-complex="Source Serif Pro Light" style:font-weight-complex="bold"/>
    </style:style>
    <style:style style:name="T16" style:family="text">
      <style:text-properties style:text-position="sub 58%" style:font-name-asian="Source Serif Pro Light" style:font-name-complex="Source Serif Pro Light"/>
    </style:style>
    <style:style style:name="T17" style:family="text">
      <style:text-properties style:text-position="0% 100%" style:font-name="Source Serif Pro Light" style:font-name-asian="Source Serif Pro Light" style:font-name-complex="Source Serif Pro Light"/>
    </style:style>
    <style:style style:name="T18" style:family="text">
      <style:text-properties style:text-position="0% 100%" style:font-name="Source Serif Pro Light" officeooo:rsid="000fe499" style:font-name-asian="Source Serif Pro Light" style:font-name-complex="Source Serif Pro Light"/>
    </style:style>
    <style:style style:name="T19" style:family="text">
      <style:text-properties style:text-position="0% 100%" style:font-name="Source Serif Pro Light" fo:font-style="italic" style:font-name-asian="Source Serif Pro Light" style:font-style-asian="italic" style:font-name-complex="Source Serif Pro Light" style:font-style-complex="italic"/>
    </style:style>
    <style:style style:name="T20" style:family="text">
      <style:text-properties style:text-position="0% 100%" style:font-name="Source Serif Pro Light" fo:font-weight="bold" style:font-name-asian="Source Serif Pro Light" style:font-weight-asian="bold" style:font-name-complex="Source Serif Pro Light" style:font-weight-complex="bold"/>
    </style:style>
    <style:style style:name="T21" style:family="text">
      <style:text-properties style:text-position="0% 100%" style:font-name="Source Serif Pro Light" fo:font-size="14pt" style:font-name-asian="Source Serif Pro Light" style:font-size-asian="14pt" style:font-name-complex="Source Serif Pro Light" style:font-size-complex="14pt"/>
    </style:style>
    <style:style style:name="T22" style:family="text">
      <style:text-properties style:text-position="0% 100%" style:font-name-asian="SimSun" style:font-name-complex="Lucida Sans"/>
    </style:style>
    <style:style style:name="T23" style:family="text">
      <style:text-properties style:text-position="0% 100%" style:font-name="Calibri Light" style:font-name-asian="Calibri Light" style:font-name-complex="Calibri Light"/>
    </style:style>
    <style:style style:name="T24" style:family="text">
      <style:text-properties officeooo:rsid="000efdf8"/>
    </style:style>
    <style:style style:name="T25" style:family="text">
      <style:text-properties officeooo:rsid="000fe499"/>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Oetske Leroux – Bachelor en Sciences Informatiques 2<text:span text:style-name="T1">ème </text:span></text:p>
      <table:table table:name="Tableau1" table:style-name="Tableau1">
        <table:table-column table:style-name="Tableau1.A"/>
        <table:table-row>
          <table:table-cell table:style-name="Tableau1.A1" office:value-type="string">
            <text:p text:style-name="P13"/>
            <text:p text:style-name="P14">2. </text:p>
            <text:p text:style-name="P14">The central limit theorem. </text:p>
            <text:p text:style-name="P14">Explain the moments of sum of i.i.d. random variables with bounded variance. </text:p>
            <text:p text:style-name="P14">Explain Chebychev inequality and its link to the weak law of large numbers. </text:p>
            <text:p text:style-name="P13"/>
          </table:table-cell>
        </table:table-row>
      </table:table>
      <text:p text:style-name="P1"/>
      <text:p text:style-name="P2">Théorème central limite <text:span text:style-name="T24">p.66</text:span></text:p>
      <text:p text:style-name="P1"/>
      <text:p text:style-name="P1">Soit X<text:span text:style-name="T12">1</text:span>, ..., X<text:span text:style-name="T12">n</text:span> des variables aléatoires à valeurs réelles </text:p>
      <text:list xml:id="list1947600499" text:style-name="L1">
        <text:list-item>
          <text:p text:style-name="P15">de mêmes lois</text:p>
        </text:list-item>
        <text:list-item>
          <text:p text:style-name="P15">indépendantes</text:p>
        </text:list-item>
        <text:list-item>
          <text:p text:style-name="P15">on suppose que E[X<text:span text:style-name="T12">i</text:span>] &lt; <text:span text:style-name="T5">∞</text:span><text:span text:style-name="T9"> et 0 &lt; Var(X</text:span><text:span text:style-name="T13">i</text:span><text:span text:style-name="T9">) &lt; </text:span><text:span text:style-name="T5">∞ <text:s/></text:span><text:span text:style-name="T10">ꓯ </text:span><text:span text:style-name="T5">i = 1,...,n</text:span></text:p>
        </text:list-item>
      </text:list>
      <text:p text:style-name="P9"/>
      <text:p text:style-name="P1"><text:span text:style-name="T5">S</text:span><text:span text:style-name="T14">n</text:span><text:span text:style-name="T5">:= X</text:span><text:span text:style-name="T14">1</text:span><text:span text:style-name="T5"> + ... + X</text:span><text:span text:style-name="T14">n</text:span></text:p>
      <text:p text:style-name="P1"><text:span text:style-name="T5">Alors </text:span><text:span text:style-name="T10">ꓯ </text:span><text:span text:style-name="T5">a &lt; b : <text:tab/></text:span><text:span text:style-name="T6">P( a &lt; (Sn – nμ)/√(n)σ &lt; b) = 1/√(2π) ∫</text:span><text:span text:style-name="T6"><draw:frame draw:style-name="fr1" draw:name="Objet1" text:anchor-type="as-char" svg:y="-0.473cm" svg:width="1.245cm" svg:height="0.564cm" draw:z-index="0"><draw:object xlink:href="./Object 1" xlink:type="simple" xlink:show="embed" xlink:actuate="onLoad"/><draw:image xlink:href="./ObjectReplacements/Object 1" xlink:type="simple" xlink:show="embed" xlink:actuate="onLoad"/></draw:frame></text:span><text:span text:style-name="T6">dx </text:span></text:p>
      <text:p text:style-name="P1"><text:span text:style-name="T5">avec μ = E[X</text:span><text:span text:style-name="T14">1</text:span><text:span text:style-name="T5">] <text:s/>et <text:s/>σ = √Var(X</text:span><text:span text:style-name="T14">1</text:span><text:span text:style-name="T5">)</text:span></text:p>
      <text:p text:style-name="P9"/>
      <text:p text:style-name="P1"><text:span text:style-name="T7">Note </text:span><text:span text:style-name="T5">: <text:tab/><text:tab/>E[S</text:span><text:span text:style-name="T14">n</text:span><text:span text:style-name="T5">] = E[X</text:span><text:span text:style-name="T14">1</text:span><text:span text:style-name="T5"> + ... + X</text:span><text:span text:style-name="T14">n</text:span><text:span text:style-name="T5">] = E[X</text:span><text:span text:style-name="T14">1</text:span><text:span text:style-name="T5">] + ... + E[X</text:span><text:span text:style-name="T14">n</text:span><text:span text:style-name="T5">] = <text:s/>nμ<text:tab/></text:span><text:span text:style-name="T7">espérence toujours additive</text:span></text:p>
      <text:p text:style-name="P10"/>
      <text:p text:style-name="P1"><text:span text:style-name="T5"><text:tab/><text:tab/>√Var(S</text:span><text:span text:style-name="T14">n</text:span><text:span text:style-name="T5">) = √Var(X</text:span><text:span text:style-name="T14">1</text:span><text:span text:style-name="T5"> + ... + X</text:span><text:span text:style-name="T14">n</text:span><text:span text:style-name="T5">) = </text:span><text:span text:style-name="T17">√Var(X</text:span><text:span text:style-name="T14">1</text:span><text:span text:style-name="T17">) + ... + Var(X</text:span><text:span text:style-name="T14">n</text:span><text:span text:style-name="T17">) = √(nσ</text:span><text:span text:style-name="T2">2</text:span><text:span text:style-name="T17">) = √(n)σ<text:tab/><text:tab/><text:tab/></text:span><text:span text:style-name="T19">additif si et seulement si les variables sont indépendantes</text:span></text:p>
      <text:p text:style-name="P6"/>
      <text:p text:style-name="P3"><text:span text:style-name="T19">Remarque </text:span><text:span text:style-name="T17">: La loi de Gauss est donc universelle dans un sens précis : tout phénomène aléatoire exprimé par une v.a. à valeurs réelles, répétées un grand nombre de fois de manière indépendante se comporte, lorsque l'on prend la somme des résultats, comme une loi de Gauss. <text:s/></text:span></text:p>
      <text:p text:style-name="P7"/>
      <text:p text:style-name="P3"><text:span text:style-name="T21">Inégalité de Chebyshev</text:span><text:span text:style-name="T17"> </text:span><text:span text:style-name="T18">p.62</text:span></text:p>
      <text:p text:style-name="P7"/>
      <text:p text:style-name="P3"><text:span text:style-name="T17">Soit X une variables aléatoire à valeurs réelles. Supposons que E[X</text:span><text:span text:style-name="T2">2</text:span><text:span text:style-name="T17">] </text:span><text:span text:style-name="T22">&lt; </text:span><text:span text:style-name="T17">∞. </text:span></text:p>
      <text:p text:style-name="P3"><text:span text:style-name="T17">On a alors </text:span><text:span text:style-name="T23">ꓯ </text:span><text:span text:style-name="T17">ε &gt; 0 : </text:span><text:span text:style-name="T20">P( | X – E[X] | &gt; ε ) <text:s/>≤ Var(X)/ ε</text:span><text:span text:style-name="T3">2</text:span></text:p>
      <text:p text:style-name="P11"/>
      <text:p text:style-name="P4"><text:span text:style-name="T7">Remarque </text:span><text:span text:style-name="T5">: C'est une inégalité de concentration(fournit une borne sur la probabilité qu'une v.a. dévie d'une certaine valeur) permettant de montrer qu'une variable aléatoire prendra avec une grande probabilité une valeur relativement proche de son espérance.</text:span></text:p>
      <text:p text:style-name="P7"/>
      <text:p text:style-name="P8">Loi faible des grands nombres <text:span text:style-name="T25">p.63</text:span></text:p>
      <text:p text:style-name="P7"/>
      <text:p text:style-name="P4"><text:span text:style-name="T5">Soit </text:span><text:span text:style-name="T11">X</text:span><text:span text:style-name="T16">1</text:span><text:span text:style-name="T11">, ..., X</text:span><text:span text:style-name="T16">n</text:span><text:span text:style-name="T11"> des variables aléatoires à valeurs réelles telles que E[</text:span><text:span text:style-name="T9">X</text:span><text:span text:style-name="T4">2</text:span><text:span text:style-name="T13">i</text:span><text:span text:style-name="T9">] &lt; </text:span><text:span text:style-name="T5">∞ <text:s/></text:span><text:span text:style-name="T10">ꓯ </text:span><text:span text:style-name="T5">i = 1,...,n. </text:span></text:p>
      <text:p text:style-name="P4"><text:span text:style-name="T5">On suppose lim</text:span><text:span text:style-name="T14">n→∞</text:span><text:span text:style-name="T5"> 1/n ∑</text:span><text:span text:style-name="T2">n</text:span><text:span text:style-name="T14">k=1</text:span><text:span text:style-name="T5">E[X</text:span><text:span text:style-name="T14">k</text:span><text:span text:style-name="T5">] = m et <text:s/>lim</text:span><text:span text:style-name="T14">n→∞</text:span><text:span text:style-name="T5"> 1/n ∑</text:span><text:span text:style-name="T2">n</text:span><text:span text:style-name="T14">k=1</text:span><text:span text:style-name="T5">Var(X</text:span><text:span text:style-name="T14">k</text:span><text:span text:style-name="T5">) = 0</text:span></text:p>
      <text:p text:style-name="P4"><text:span text:style-name="T5">Alors <text:s/></text:span><text:span text:style-name="T10">ꓯ </text:span><text:span text:style-name="T5">ε &gt; 0 : <text:s/></text:span><text:span text:style-name="T6">lim</text:span><text:span text:style-name="T15">n→∞</text:span><text:span text:style-name="T6"> P( | <text:s/>1/n ∑</text:span><text:span text:style-name="T3">n</text:span><text:span text:style-name="T15">k=1</text:span><text:span text:style-name="T6">X</text:span><text:span text:style-name="T15">k –</text:span><text:span text:style-name="T6"> m | <text:s/>&gt; ε ) = 0 </text:span></text:p>
      <text:p text:style-name="P5"><text:span text:style-name="T5">Remarque : </text:span><text:span text:style-name="T8">Les lois n'ont pas besoin d'être les mêmes pour les v.a.</text:span></text:p>
      <text:p text:style-name="P7"/>
      <text:p text:style-name="P7">Cette loi permet d'interpréter la probabilité comme une fréquence de <text:soft-page-break/>réalisation(c.f sondages). La moyenne calculée converge vers l'espérance quand la n est grand. </text:p>
      <text:p text:style-name="P7"/>
      <text:p text:style-name="P7"/>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Calibri Light" svg:font-family="'Calibri Light'"/>
    <style:font-face style:name="OpenSymbol" svg:font-family="OpenSymbol"/>
    <style:font-face style:name="Source Serif Pro Light" svg:font-family="'Source Serif Pro Light'" style:font-family-generic="roman"/>
    <style:font-face style:name="Lucida Sans1" svg:font-family="'Lucida Sans'" style:font-family-generic="swiss"/>
    <style:font-face style:name="Source Serif Pro Light1" svg:font-family="'Source Serif Pro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H"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Oetske L</meta:initial-creator>
    <meta:creation-date>2020-06-19T13:09:05.23</meta:creation-date>
    <dc:date>2020-09-01T23:23:10.498410703</dc:date>
    <meta:editing-duration>PT2H11M40S</meta:editing-duration>
    <meta:editing-cycles>12</meta:editing-cycles>
    <meta:generator>LibreOffice/6.4.5.2$Linux_X86_64 LibreOffice_project/40$Build-2</meta:generator>
    <meta:document-statistic meta:table-count="1" meta:image-count="0" meta:object-count="1" meta:page-count="2" meta:paragraph-count="26" meta:word-count="361" meta:character-count="1930" meta:non-whitespace-character-count="1563"/>
  </office:meta>
</office:document-meta>
</file>

<file path=Object 1/content.xml><?xml version="1.0" encoding="utf-8"?>
<math xmlns="http://www.w3.org/1998/Math/MathML">
  <semantics>
    <mrow>
      <msup>
        <mi>e</mi>
        <mrow>
          <mo stretchy="false">(</mo>
          <mrow>
            <mrow>
              <mrow>
                <mo stretchy="false">−</mo>
                <msup>
                  <mi>x</mi>
                  <mn>2</mn>
                </msup>
              </mrow>
              <mo stretchy="false">/</mo>
              <mn>2</mn>
            </mrow>
          </mrow>
          <mo stretchy="false">)</mo>
        </mrow>
      </msup>
    </mrow>
    <annotation encoding="StarMath 5.0">e^(-x^2/2)
</annotation>
  </semantics>
</math>
</file>